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1d6" officeooo:paragraph-rsid="001341d6"/>
    </style:style>
    <style:style style:name="P2" style:family="paragraph" style:parent-style-name="Standard">
      <style:paragraph-properties fo:line-height="200%"/>
      <style:text-properties officeooo:rsid="001341d6" officeooo:paragraph-rsid="001341d6"/>
    </style:style>
    <style:style style:name="P3" style:family="paragraph" style:parent-style-name="Standard">
      <style:paragraph-properties fo:line-height="200%"/>
      <style:text-properties officeooo:rsid="001661f7" officeooo:paragraph-rsid="001661f7"/>
    </style:style>
    <style:style style:name="P4" style:family="paragraph" style:parent-style-name="Standard">
      <style:paragraph-properties fo:line-height="200%"/>
      <style:text-properties officeooo:rsid="001661f7" officeooo:paragraph-rsid="0016fe07"/>
    </style:style>
    <style:style style:name="P5" style:family="paragraph" style:parent-style-name="Frame_20_contents">
      <style:text-properties fo:font-weight="bold" officeooo:rsid="001220ca" officeooo:paragraph-rsid="001220ca" style:font-weight-asian="bold" style:font-weight-complex="bold"/>
    </style:style>
    <style:style style:name="P6" style:family="paragraph" style:parent-style-name="Frame_20_contents">
      <style:text-properties fo:font-weight="normal" officeooo:rsid="001278be" officeooo:paragraph-rsid="001278be" style:font-weight-asian="normal" style:font-weight-complex="normal"/>
    </style:style>
    <style:style style:name="P7" style:family="paragraph" style:parent-style-name="Frame_20_contents">
      <style:text-properties fo:font-weight="normal" officeooo:rsid="00133b2a" officeooo:paragraph-rsid="00133b2a" style:font-weight-asian="normal" style:font-weight-complex="normal"/>
    </style:style>
    <style:style style:name="P8" style:family="paragraph" style:parent-style-name="Frame_20_contents">
      <style:text-properties fo:font-weight="normal" officeooo:rsid="001341d6" officeooo:paragraph-rsid="001341d6" style:font-weight-asian="normal" style:font-weight-complex="normal"/>
    </style:style>
    <style:style style:name="P9" style:family="paragraph" style:parent-style-name="Standard">
      <style:paragraph-properties fo:break-before="page"/>
      <style:text-properties officeooo:rsid="001341d6" officeooo:paragraph-rsid="001341d6"/>
    </style:style>
    <style:style style:name="P10" style:family="paragraph" style:parent-style-name="Standard">
      <style:text-properties officeooo:rsid="001341d6" officeooo:paragraph-rsid="001341d6"/>
    </style:style>
    <style:style style:name="P11" style:family="paragraph" style:parent-style-name="Frame_20_contents">
      <style:text-properties fo:font-weight="normal" officeooo:rsid="000fe737" officeooo:paragraph-rsid="000fe737" style:font-weight-asian="normal" style:font-weight-complex="normal"/>
    </style:style>
    <style:style style:name="P12" style:family="paragraph" style:parent-style-name="Frame_20_contents">
      <style:text-properties fo:font-weight="normal" officeooo:rsid="001220ca" officeooo:paragraph-rsid="001220ca" style:font-weight-asian="normal" style:font-weight-complex="normal"/>
    </style:style>
    <style:style style:name="P13" style:family="paragraph" style:parent-style-name="Frame_20_contents">
      <style:text-properties fo:font-weight="normal" officeooo:rsid="00184c94" officeooo:paragraph-rsid="00184c94" style:font-weight-asian="normal" style:font-weight-complex="normal"/>
    </style:style>
    <style:style style:name="T1" style:family="text">
      <style:text-properties officeooo:rsid="001278be"/>
    </style:style>
    <style:style style:name="T2" style:family="text">
      <style:text-properties officeooo:rsid="0015257b"/>
    </style:style>
    <style:style style:name="T3" style:family="text">
      <style:text-properties officeooo:rsid="001661f7"/>
    </style:style>
    <style:style style:name="T4" style:family="text">
      <style:text-properties officeooo:rsid="00184c94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.0598in" fo:border="0.06pt solid #000000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25in" svg:y="1.6in" svg:width="6in" draw:z-index="0">
        <draw:text-box fo:min-height="8in">
          <text:p text:style-name="P13">class SimAI:</text:p>
          <text:p text:style-name="P13"><text:tab/>my_edges = []</text:p>
          <text:p text:style-name="P13"><text:tab/>opponents_edges = []</text:p>
          <text:p text:style-name="P13"><text:tab/>node_list = []</text:p>
          <text:p text:style-name="P13"><text:tab/>node_overlap = {}</text:p>
          <text:p text:style-name="P13"><text:tab/></text:p>
          <text:p text:style-name="P13"><text:tab/>def __init__(self, nodes):</text:p>
          <text:p text:style-name="P13"><text:tab/><text:tab/>self.node_list = nodes</text:p>
          <text:p text:style-name="P13"><text:tab/><text:tab/>for node in self.node_list:</text:p>
          <text:p text:style-name="P13"><text:tab/><text:tab/><text:tab/>self.node_overlap[node] = 0</text:p>
          <text:p text:style-name="P13"><text:tab/><text:tab/></text:p>
          <text:p text:style-name="P13"><text:tab/>def countNodeOverlap(self):</text:p>
          <text:p text:style-name="P13"><text:tab/><text:tab/>for node in self.node_list:</text:p>
          <text:p text:style-name="P13"><text:tab/><text:tab/><text:tab/>self.node_overlap[node] = 0</text:p>
          <text:p text:style-name="P13"><text:tab/><text:tab/>for edge in self.my_edges:</text:p>
          <text:p text:style-name="P13"><text:tab/><text:tab/><text:tab/>(node1, node2) = edge.getEdge()</text:p>
          <text:p text:style-name="P13"><text:tab/><text:tab/><text:tab/>self.node_overlap[node1] += 1</text:p>
          <text:p text:style-name="P13"><text:tab/><text:tab/><text:tab/>self.node_overlap[node2] += 1</text:p>
          <text:p text:style-name="P13"><text:tab/><text:tab/><text:tab/></text:p>
          <text:p text:style-name="P13"><text:tab/>def buildEdgeWeightTree(self, remaining):</text:p>
          <text:p text:style-name="P13"><text:tab/><text:tab/>weighted_edges = []</text:p>
          <text:p text:style-name="P13"><text:tab/><text:tab/>for edge in remaining:</text:p>
          <text:p text:style-name="P13"><text:tab/><text:tab/><text:tab/>(node1, node2) = edge.getEdge()</text:p>
          <text:p text:style-name="P13"><text:tab/><text:tab/><text:tab/>weight = self.node_overlap[node1] + self.node_overlap[node2]</text:p>
          <text:p text:style-name="P13"><text:tab/><text:tab/><text:tab/>weighted_edges.append((edge, weight))</text:p>
          <text:p text:style-name="P13"><text:tab/><text:tab/>return weighted_edges</text:p>
          <text:p text:style-name="P13"><text:tab/><text:tab/><text:tab/><text:tab/></text:p>
          <text:p text:style-name="P13"><text:tab/>def findBestEdge(self, remaining):</text:p>
          <text:p text:style-name="P13"><text:tab/><text:tab/>self.countNodeOverlap()</text:p>
          <text:p text:style-name="P13"><text:tab/><text:tab/>edge_weight_tree = self.buildEdgeWeightTree(remaining)</text:p>
          <text:p text:style-name="P13"><text:tab/><text:tab/>best_edge_weight = 100</text:p>
          <text:p text:style-name="P13"><text:tab/><text:tab/>best_edge = 0</text:p>
          <text:p text:style-name="P13"><text:tab/><text:tab/>for node in edge_weight_tree:</text:p>
          <text:p text:style-name="P13"><text:tab/><text:tab/><text:tab/>(edge, weight) = node</text:p>
          <text:p text:style-name="P13"><text:tab/><text:tab/><text:tab/>print("Edge: " + str(edge.getEdge()) + " Weight: " + str(weight))</text:p>
          <text:p text:style-name="P13"><text:tab/><text:tab/><text:tab/>if weight &lt; best_edge_weight:</text:p>
          <text:p text:style-name="P13"><text:tab/><text:tab/><text:tab/><text:tab/>best_edge_weight = weight</text:p>
          <text:p text:style-name="P13"><text:tab/><text:tab/><text:tab/><text:tab/>best_edge = edge</text:p>
          <text:p text:style-name="P13"><text:tab/><text:tab/>return best_edge</text:p>
          <text:p text:style-name="P13"><text:tab/></text:p>
          <text:p text:style-name="P13"><text:tab/>def chooseBestEdge(self, myedges, oppedges, remaining):</text:p>
          <text:p text:style-name="P13"><text:tab/><text:tab/>self.my_edges = myedges</text:p>
          <text:p text:style-name="P13"><text:tab/><text:tab/>self.opponents_edges = oppedges</text:p>
          <text:p text:style-name="P13"><text:tab/><text:tab/>return self.findBestEdge(remaining)</text:p>
        </draw:text-box>
      </draw:frame>
      <draw:frame draw:style-name="fr1" draw:name="Frame2" text:anchor-type="page" text:anchor-page-number="2" svg:x="1.25in" svg:y="1.6in" svg:width="6in" draw:z-index="1">
        <draw:text-box fo:min-height="8in">
          <text:p text:style-name="P13">class Edge:</text:p>
          <text:p text:style-name="P13"><text:tab/>def __init__(self, v1, v2, p):</text:p>
          <text:p text:style-name="P13"><text:tab/><text:tab/>self.edge = (v1, v2)</text:p>
          <text:p text:style-name="P13"><text:tab/><text:tab/>self.player = p</text:p>
          <text:p text:style-name="P13"><text:tab/></text:p>
          <text:p text:style-name="P13"><text:tab/>def getEdge(self):</text:p>
          <text:p text:style-name="P13"><text:tab/><text:tab/>return self.edge</text:p>
          <text:p text:style-name="P13"><text:tab/></text:p>
          <text:p text:style-name="P13"><text:tab/>def getPlayer(self):</text:p>
          <text:p text:style-name="P13"><text:tab/><text:tab/>return self.player</text:p>
        </draw:text-box>
      </draw:frame>
      <text:p text:style-name="P1">Shane Sarnac</text:p>
      <text:p text:style-name="P1">CSCI 3202</text:p>
      <text:p text:style-name="P1">PS <text:span text:style-name="T4">2 # 1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02:35.550843086</meta:creation-date>
    <meta:editing-duration>PT32M4S</meta:editing-duration>
    <meta:editing-cycles>13</meta:editing-cycles>
    <meta:generator>LibreOffice/5.1.6.2$Linux_X86_64 LibreOffice_project/10m0$Build-2</meta:generator>
    <dc:date>2017-10-27T03:36:39.525820824</dc:date>
    <meta:document-statistic meta:table-count="0" meta:image-count="0" meta:object-count="0" meta:page-count="2" meta:paragraph-count="57" meta:word-count="159" meta:character-count="1379" meta:non-whitespace-character-count="1164"/>
  </office:meta>
</office:document-meta>
</file>